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 Table: one_player<text:line-break/><text:line-break/>-- DROP TABLE one_player;<text:line-break/><text:line-break/>CREATE TABLE one_player<text:line-break/>(<text:line-break/> <text:s/>id serial NOT NULL,<text:line-break/> <text:s/>name character varying(100) NOT NULL,<text:line-break/> <text:s/>"GUID" character varying(36) NOT NULL,<text:line-break/> <text:s/>total_games character varying(3) NOT NULL,<text:line-break/> <text:s/>win_rate character varying(7) NOT NULL,<text:line-break/> <text:s/>svoi_podachi character varying(9) NOT NULL,<text:line-break/> <text:s/>chuz_podachi character varying(9) NOT NULL,<text:line-break/> <text:s/>set_rate character varying(7) NOT NULL,<text:line-break/> <text:s/>game_rate character varying(7) NOT NULL,<text:line-break/> <text:s/>break_point character varying(9) NOT NULL,<text:line-break/> <text:s/>CONSTRAINT one_player_pkey PRIMARY KEY (id)<text:line-break/>)<text:line-break/>WITH (<text:line-break/> <text:s/>OIDS=FALSE<text:line-break/>);<text:line-break/>ALTER TABLE one_player<text:line-break/> <text:s/>OWNER TO postgre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1$Win32 OpenOffice.org_project/411m6$Build-9775</meta:generator>
    <dc:date>2015-12-10T20:43:00.99</dc:date>
    <meta:document-statistic meta:table-count="0" meta:image-count="0" meta:object-count="0" meta:page-count="1" meta:paragraph-count="1" meta:word-count="76" meta:character-count="601"/>
    <dc:creator>1 2</dc:creator>
    <meta:user-defined meta:name="Info 1"/>
    <meta:user-defined meta:name="Info 2"/>
    <meta:user-defined meta:name="Info 3"/>
    <meta:user-defined meta:name="Info 4"/>
  </office:meta>
</office:document-meta>
</file>